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AA000003EDC48363C924C802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ksaman" svg:font-family="Laksa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14cm" fo:min-width="3.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7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aksaman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ce181e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color="#ce181e" fo:font-style="italic" fo:font-weight="bold" fo:background-color="#ffffff" style:font-style-asian="italic" style:font-weight-asian="bold" style:font-style-complex="italic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color="#ce181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cm" svg:height="15.79cm" svg:x="0cm" svg:y="0cm">
          <draw:image xlink:href="Pictures/10000000000006AA000003EDC48363C924C802C9.png" xlink:type="simple" xlink:show="embed" xlink:actuate="onLoad">
            <text:p/>
          </draw:image>
        </draw:frame>
        <draw:line draw:style-name="gr2" draw:text-style-name="P2" draw:layer="layout" svg:x1="5.2cm" svg:y1="12cm" svg:x2="8.8cm" svg:y2="10.362cm">
          <text:p/>
        </draw:line>
        <draw:frame draw:style-name="gr3" draw:text-style-name="P3" draw:layer="layout" svg:width="7.2cm" svg:height="2.384cm" svg:x="1.4cm" svg:y="12cm">
          <draw:text-box>
            <text:p text:style-name="P1"><text:span text:style-name="T1">Dryland</text:span></text:p>
            <text:p text:style-name="P1"><text:span text:style-name="T2">(but seasonally inundated)</text:span></text:p>
          </draw:text-box>
        </draw:frame>
        <draw:line draw:style-name="gr2" draw:text-style-name="P2" draw:layer="layout" svg:x1="16cm" svg:y1="2.6cm" svg:x2="16.2cm" svg:y2="4.4cm">
          <text:p/>
        </draw:line>
        <draw:frame draw:style-name="gr4" draw:text-style-name="P3" draw:layer="layout" svg:width="5.6cm" svg:height="0.962cm" svg:x="13cm" svg:y="1.638cm">
          <draw:text-box>
            <text:p text:style-name="P1"><text:span text:style-name="T1">Wet-Pan</text:span></text:p>
          </draw:text-box>
        </draw:frame>
        <draw:custom-shape draw:style-name="gr5" draw:text-style-name="P4" draw:layer="layout" svg:width="3.8cm" svg:height="0.39cm" svg:x="15.2cm" svg:y="15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6cm" svg:height="1.427cm" svg:x="16.4cm" svg:y="13.373cm">
          <draw:text-box>
            <text:p text:style-name="P5"><text:span text:style-name="T3">Image aquisition date</text:span></text:p>
          </draw:text-box>
        </draw:frame>
        <draw:line draw:style-name="gr7" draw:text-style-name="P2" draw:layer="layout" svg:x1="19.4cm" svg:y1="14.2cm" svg:x2="17.4cm" svg:y2="15.2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ksaman" svg:font-family="Laksa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46:55.264720617</meta:creation-date>
    <dc:date>2022-01-20T14:20:09.859724001</dc:date>
    <meta:editing-duration>PT14M8S</meta:editing-duration>
    <meta:editing-cycles>3</meta:editing-cycles>
    <meta:generator>LibreOffice/6.0.7.3$Linux_X86_64 LibreOffice_project/00m0$Build-3</meta:generator>
    <meta:document-statistic meta:object-count="31"/>
  </office:meta>
</office:document-meta>
</file>